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063in" style:rel-column-width="13308*"/>
    </style:style>
    <style:style style:name="Table1.B" style:family="table-column">
      <style:table-column-properties style:column-width="0.9521in" style:rel-column-width="9010*"/>
    </style:style>
    <style:style style:name="Table1.C" style:family="table-column">
      <style:table-column-properties style:column-width="0.5882in" style:rel-column-width="5566*"/>
    </style:style>
    <style:style style:name="Table1.D" style:family="table-column">
      <style:table-column-properties style:column-width="0.766in" style:rel-column-width="7248*"/>
    </style:style>
    <style:style style:name="Table1.E" style:family="table-column">
      <style:table-column-properties style:column-width="1.2056in" style:rel-column-width="11408*"/>
    </style:style>
    <style:style style:name="Table1.F" style:family="table-column">
      <style:table-column-properties style:column-width="0.8486in" style:rel-column-width="8030*"/>
    </style:style>
    <style:style style:name="Table1.G" style:family="table-column">
      <style:table-column-properties style:column-width="1.1583in" style:rel-column-width="109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063in" style:rel-column-width="13308*"/>
    </style:style>
    <style:style style:name="Table2.B" style:family="table-column">
      <style:table-column-properties style:column-width="1.2125in" style:rel-column-width="11474*"/>
    </style:style>
    <style:style style:name="Table2.C" style:family="table-column">
      <style:table-column-properties style:column-width="0.7813in" style:rel-column-width="7393*"/>
    </style:style>
    <style:style style:name="Table2.D" style:family="table-column">
      <style:table-column-properties style:column-width="0.5139in" style:rel-column-width="4863*"/>
    </style:style>
    <style:style style:name="Table2.E" style:family="table-column">
      <style:table-column-properties style:column-width="0.8465in" style:rel-column-width="8011*"/>
    </style:style>
    <style:style style:name="Table2.F" style:family="table-column">
      <style:table-column-properties style:column-width="1.2986in" style:rel-column-width="12289*"/>
    </style:style>
    <style:style style:name="Table2.G" style:family="table-column">
      <style:table-column-properties style:column-width="0.866in" style:rel-column-width="819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ing Languag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ever heard of it</text:p>
          </table:table-cell>
          <table:table-cell table:style-name="Table1.A1" office:value-type="string">
            <text:p text:style-name="P1">Heard of it</text:p>
          </table:table-cell>
          <table:table-cell table:style-name="Table1.A1" office:value-type="string">
            <text:p text:style-name="P1">Used it once</text:p>
          </table:table-cell>
          <table:table-cell table:style-name="Table1.A1" office:value-type="string">
            <text:p text:style-name="P1">Used it a couple of time</text:p>
          </table:table-cell>
          <table:table-cell table:style-name="Table1.A1" office:value-type="string">
            <text:p text:style-name="P1">Use it regularly</text:p>
          </table:table-cell>
          <table:table-cell table:style-name="Table1.G1" office:value-type="string">
            <text:p text:style-name="P1">Use it everyday for years</text:p>
          </table:table-cell>
        </table:table-row>
        <table:table-row>
          <table:table-cell table:style-name="Table1.A2" office:value-type="string">
            <text:p text:style-name="Table_20_Contents">Matla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++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ortra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isp/Schem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av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yth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Programming Concep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Never heard of it</text:p>
          </table:table-cell>
          <table:table-cell table:style-name="Table2.A1" office:value-type="string">
            <text:p text:style-name="P1">Heard of it</text:p>
          </table:table-cell>
          <table:table-cell table:style-name="Table2.A1" office:value-type="string">
            <text:p text:style-name="P1">Vague Idea</text:p>
          </table:table-cell>
          <table:table-cell table:style-name="Table2.A1" office:value-type="string">
            <text:p text:style-name="P1">I know what it means</text:p>
          </table:table-cell>
          <table:table-cell table:style-name="Table2.A1" office:value-type="string">
            <text:p text:style-name="P1">Use it regularly</text:p>
          </table:table-cell>
          <table:table-cell table:style-name="Table2.G1" office:value-type="string">
            <text:p text:style-name="P1">I could write my dissertation about it</text:p>
          </table:table-cell>
        </table:table-row>
        <table:table-row>
          <table:table-cell table:style-name="Table2.A2" office:value-type="string">
            <text:p text:style-name="Table_20_Contents">Object Oriented Programming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Standard"/>
      <text:p text:style-name="Standard">Reason for Taking this class</text:p>
      <text:p text:style-name="Standard">[] Want to learn how to program</text:p>
      <text:p text:style-name="Standard"><text:soft-page-break/>[] Want to learn how to program <text:span text:style-name="T1">better</text:span></text:p>
      <text:p text:style-name="P2">[] Want to learn Python</text:p>
      <text:p text:style-name="P2">[] My advisor told me to take it</text:p>
      <text:p text:style-name="P2">[] Others (write as many as you can think of): ______________________________________________</text:p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2"/>
      <text:p text:style-name="P2">I use the following operating system(s) almost everyday:</text:p>
      <text:p text:style-name="P2">[] Windows XP</text:p>
      <text:p text:style-name="P2">[] Windows Vista</text:p>
      <text:p text:style-name="P2">[] Linux (Any particular distribution? ________________________)</text:p>
      <text:p text:style-name="P2">[] Mac OS X</text:p>
      <text:p text:style-name="P2">[] Other Unix variant (please specify:_________________________)</text:p>
      <text:p text:style-name="P2"/>
      <text:p text:style-name="P2">I am have experience is am able to effectively use the following operating system(s)”</text:p>
      <text:p text:style-name="P2">[] Windows XP</text:p>
      <text:p text:style-name="P2">[] Windows Vista</text:p>
      <text:p text:style-name="P2">[] Non-Mac Unix (for example, Linux)</text:p>
      <text:p text:style-name="P2">[] Mac OS X</text:p>
      <text:p text:style-name="P2"/>
      <text:p text:style-name="P2">Things you know:</text:p>
      <text:p text:style-name="P2"/>
      <text:p text:style-name="P2">I know what open-source means<text:tab/><text:tab/><text:tab/><text:tab/><text:tab/><text:tab/>yes [] no []</text:p>
      <text:p text:style-name="P2">I know the difference between GPL and BSD <text:tab/><text:tab/><text:tab/><text:tab/>yes [] no []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19T14:08:53</meta:creation-date>
    <dc:date>2008-09-19T15:11:46</dc:date>
    <meta:editing-cycles>2</meta:editing-cycles>
    <meta:editing-duration>PT36M1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44" meta:word-count="176" meta:character-count="1324"/>
  </office:meta>
</office:document-meta>
</file>